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0010000000118EC5AD2.png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7.401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title">
      <style:graphic-properties draw:auto-grow-height="true" fo:min-height="3.507cm"/>
    </style:style>
    <style:style style:name="pr2" style:family="presentation" style:parent-style-name="Blue-subtitle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fo:min-height="13.114cm"/>
    </style:style>
    <style:style style:name="pr4" style:family="presentation" style:parent-style-name="Blue-outline1">
      <style:graphic-properties draw:auto-grow-height="true" fo:min-height="13.86cm"/>
    </style:style>
    <style:style style:name="pr5" style:family="presentation" style:parent-style-name="Blue-title">
      <style:graphic-properties fo:min-height="3.256cm"/>
    </style:style>
    <style:style style:name="pr6" style:family="presentation" style:parent-style-name="Blue-outline1">
      <style:graphic-properties fo:min-height="13.609cm"/>
    </style:style>
    <style:style style:name="pr7" style:family="presentation" style:parent-style-name="Blue-outline1">
      <style:graphic-properties draw:auto-grow-height="true" fo:min-height="6.086cm"/>
    </style:style>
    <style:style style:name="pr8" style:family="presentation" style:parent-style-name="Blue-subtitle">
      <style:graphic-properties draw:fill-color="#ffffff" fo:min-height="13.609cm"/>
    </style:style>
    <style:style style:name="pr9" style:family="presentation" style:parent-style-name="Blue-notes">
      <style:graphic-properties draw:fill-color="#ffffff" draw:auto-grow-height="true" fo:min-height="13.365cm"/>
    </style:style>
    <style:style style:name="P1" style:family="paragraph">
      <style:text-properties fo:font-size="22pt" style:font-size-asian="22pt" style:font-size-complex="22pt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fo:font-size="18pt" style:font-size-asian="18pt" style:font-size-complex="18pt"/>
    </style:style>
    <style:style style:name="P4" style:family="paragraph">
      <style:paragraph-properties fo:text-align="center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0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Modern Perl</text:p>
          </draw:text-box>
        </draw:frame>
        <draw:frame presentation:style-name="pr2" draw:layer="layout" svg:width="25.199cm" svg:height="13.86cm" svg:x="1.4cm" svg:y="4.914cm" presentation:class="subtitle">
          <draw:text-box>
            <text:p>Florian Ragwitz</text:p>
            <text:p>Maik Hentsch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Es war ein mal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1980er Jahre, Manipulexity oder Whiptitude</text:p>
                <text:list>
                  <text:list-item>
                    <text:p>entweder schnelle Entwicklung (Shell, awk, sed)</text:p>
                  </text:list-item>
                  <text:list-item>
                    <text:p>Eignung für große Projekte (C)</text:p>
                  </text:list-item>
                  <text:list-item>
                    <text:p>kaum Überschneidung</text:p>
                  </text:list-item>
                </text:list>
              </text:list-item>
              <text:list-item>
                <text:p>ökologische Nische für Perl</text:p>
              </text:list-item>
              <text:list-item>
                <text:p>Einflüsse von C, awk, sed sowie Larrys Wissen als Linguist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0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0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Aktivieren mit "use 5.010", perl -E oder Boilerplate-Modulen</text:p>
              </text:list-item>
              <text:list-item>
                <text:p>kleine Helferlein</text:p>
                <text:list>
                  <text:list-item>
                    <text:p>say - print mit Newline</text:p>
                  </text:list-item>
                  <text:list-item>
                    <text:p>// - defined or</text:p>
                  </text:list-item>
                  <text:list-item>
                    <text:p>given/when - switch-Statement mit smartmatch</text:p>
                  </text:list-item>
                </text:list>
              </text:list-item>
              <text:list-item>
                <text:p>smartmatch</text:p>
                <text:list>
                  <text:list-item>
                    <text:p>Do what I mean-Vergleicher</text:p>
                  </text:list-item>
                  <text:list-item>
                    <text:p>überladen oder Tabelle siehe perlsy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5.12" draw:style-name="dp1" draw:master-page-name="Blue" presentation:presentation-page-layout-name="AL2T1">
        <office:forms form:automatic-focus="false" form:apply-design-mode="false"/>
        <draw:frame presentation:style-name="pr1" draw:layer="layout" svg:width="25.199cm" svg:height="3.507cm" svg:x="1.301cm" svg:y="0cm" presentation:class="title">
          <draw:text-box>
            <text:p>Neues in Perl 5.12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regelmäßige Releases</text:p>
                <text:list>
                  <text:list-item>
                    <text:p>jeweils im Frühling</text:p>
                  </text:list-item>
                </text:list>
              </text:list-item>
              <text:list-item>
                <text:p>extensible Keywords</text:p>
                <text:list>
                  <text:list-item>
                    <text:p>neue Keywords einfügen und Hooks für Parser definieren</text:p>
                  </text:list-item>
                </text:list>
              </text:list-item>
              <text:list-item>
                <text:p>komplettester Unicode-Support</text:p>
                <text:list>
                  <text:list-item>
                    <text:p>Unicode-Standard</text:p>
                  </text:list-item>
                  <text:list-item>
                    <text:p>"use utf8" erlaubt Unicode im Quelltext</text:p>
                    <text:list>
                      <text:list-item>
                        <text:p>schon länger implementiert"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2T1">
        <draw:frame presentation:style-name="pr5" draw:layer="layout" svg:width="25.199cm" svg:height="3.256cm" svg:x="1.301cm" svg:y="0.125cm" presentation:class="title">
          <draw:text-box>
            <text:p>CPAN</text:p>
          </draw:text-box>
        </draw:frame>
        <draw:frame presentation:style-name="pr6" draw:layer="layout" svg:width="25.199cm" svg:height="14.63cm" svg:x="1.4cm" svg:y="4.914cm" presentation:class="outline" presentation:user-transformed="true">
          <draw:text-box>
            <text:list text:style-name="L2">
              <text:list-item>
                <text:p>DAS zentrale Archiv für Perlmodule</text:p>
              </text:list-item>
              <text:list-item>
                <text:p>inspiriert von CTAN</text:p>
              </text:list-item>
              <text:list-item>
                <text:p>Module in Distributionen organisiert</text:p>
                <text:list>
                  <text:list-item>
                    <text:p>lib/, t/, script/, META.yml, README</text:p>
                  </text:list-item>
                </text:list>
              </text:list-item>
              <text:list-item>
                <text:p>jeder kann hochladen -&gt; dadurch auch weniger gute Module</text:p>
              </text:list-item>
              <text:list-item>
                <text:p>CPAN Uploads Graph</text:p>
              </text:list-item>
              <text:list-item>
                <text:p>Reviews, Bugreports, CPAN-Testers lesen</text:p>
              </text:list-item>
              <text:list-item>
                <text:p>installieren mit cpan/cpan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kultur" draw:style-name="dp1" draw:master-page-name="Blue" presentation:presentation-page-layout-name="AL2T1">
        <draw:frame presentation:style-name="pr5" draw:layer="layout" svg:width="25.199cm" svg:height="3.256cm" svg:x="1.301cm" svg:y="0.125cm" presentation:class="title">
          <draw:text-box>
            <text:p>Testing-Kultu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Unittests sind wichtiger Bestandteil der Perl-Philosophie</text:p>
              </text:list-item>
              <text:list-item>
                <text:p>Perl selbst mit Tests seit Perl1 (1988)</text:p>
              </text:list-item>
              <text:list-item>
                <text:p>beim Installieren von Modulen automatisch ausgeführt</text:p>
              </text:list-item>
              <text:list-item>
                <text:p>CPAN-Testers Infrastruktur</text:p>
                <text:list>
                  <text:list-item>
                    <text:p>erlaubt Tests auf "fremden" Plattform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AP" draw:style-name="dp1" draw:master-page-name="Blue" presentation:presentation-page-layout-name="AL2T1">
        <draw:frame presentation:style-name="pr1" draw:layer="layout" svg:width="25.199cm" svg:height="3.507cm" svg:x="1.301cm" svg:y="0cm" presentation:class="title">
          <draw:text-box>
            <text:p>TAP</text:p>
          </draw:text-box>
        </draw:frame>
        <draw:frame presentation:style-name="pr7" draw:layer="layout" svg:width="25.199cm" svg:height="6.086cm" svg:x="1.4cm" svg:y="4.914cm" presentation:class="outline" presentation:user-transformed="true">
          <draw:text-box>
            <text:list text:style-name="L2">
              <text:list-item>
                <text:p>Test Anything Protocol</text:p>
              </text:list-item>
              <text:list-item>
                <text:p>einfache, mächtige, maschinenlesbare Testergebnisse</text:p>
                <text:p/>
              </text:list-item>
            </text:list>
          </draw:text-box>
        </draw:frame>
        <draw:frame draw:style-name="gr2" draw:text-style-name="P1" draw:layer="layout" svg:width="22cm" svg:height="8.063cm" svg:x="3cm" svg:y="10cm">
          <draw:text-box>
            <text:p><text:span text:style-name="T1">1..3</text:span></text:p>
            <text:p><text:span text:style-name="T1">ok 1 - erster Subtest Zusammenfassung</text:span></text:p>
            <text:p><text:span text:style-name="T1">not ok 2 - zweiter Subtest Zusammenfassung</text:span></text:p>
            <text:p><text:span text:style-name="T1">ok 3 - Test 3 # SKIP Begründung</text:span></text:p>
            <text:p><text:span text:style-name="T1">ok 4 - Test 4 # TODO Kommentar</text:span></text:p>
            <text:p><text:span text:style-name="T1">not ok 5 - Testbeschreibung</text:span></text:p>
            <text:p><text:span text:style-name="T1"><text:s text:c="4"/></text:span><text:span text:style-name="T1">---</text:span></text:p>
            <text:p><text:span text:style-name="T1"><text:s text:c="4"/></text:span><text:span text:style-name="T1">Fehlerbeschreibung: In YAML-Form</text:span></text:p>
            <text:p><text:span text:style-name="T1"><text:s text:c="4"/></text:span><text:span text:style-name="T1">...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module" draw:style-name="dp1" draw:master-page-name="Blue" presentation:presentation-page-layout-name="AL2T1">
        <draw:frame presentation:style-name="pr1" draw:layer="layout" svg:width="25.199cm" svg:height="3.507cm" svg:x="1.301cm" svg:y="0cm" presentation:class="title">
          <draw:text-box>
            <text:p>Testmodule</text:p>
          </draw:text-box>
        </draw:frame>
        <draw:frame presentation:style-name="pr7" draw:layer="layout" svg:width="25.199cm" svg:height="9.567cm" svg:x="1.4cm" svg:y="4.914cm" presentation:class="outline" presentation:user-transformed="true">
          <draw:text-box>
            <text:list text:style-name="L2">
              <text:list-item>
                <text:p>simpel - Test::Simple, Test::More</text:p>
                <text:list>
                  <text:list-item>
                    <text:p>is, isnt, like, ..</text:p>
                  </text:list-item>
                </text:list>
              </text:list-item>
              <text:list-item>
                <text:p>fortgeschritten z.B. Test::Deep</text:p>
                <text:list>
                  <text:list-item>
                    <text:p>cmp_deeply(\@result, [all, any, bag, subhashof, ..])</text:p>
                  </text:list-item>
                </text:list>
              </text:list-item>
              <text:list-item>
                <text:p>eigene Tests mit Test::Builder</text:p>
              </text:list-item>
              <text:list-item>
                <text:p>Defaulttest-Bundle - Test::Kwalit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Testunterstützung" draw:style-name="dp1" draw:master-page-name="Blue" presentation:presentation-page-layout-name="AL2T1">
        <draw:frame presentation:style-name="pr1" draw:layer="layout" svg:width="25.199cm" svg:height="3.507cm" svg:x="1.301cm" svg:y="0cm" presentation:class="title">
          <draw:text-box>
            <text:p>Testunterstützung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Unterschiede erkennen - Test::Differences</text:p>
              </text:list-item>
              <text:list-item>
                <text:p>Testcoverage - Devel::Cover</text:p>
              </text:list-item>
              <text:list-item>
                <text:p>Funktionen für Test überschreiben (mocking)</text:p>
                <text:list>
                  <text:list-item>
                    <text:p>Test::MockModule (MockClass, ...)</text:p>
                  </text:list-item>
                </text:list>
              </text:list-item>
              <text:list-item>
                <text:p>Datenbankschema + Inhalt als YAML Fixtures</text:p>
                <text:list>
                  <text:list-item>
                    <text:p>Test::Fixture::*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Regexp" draw:style-name="dp1" draw:master-page-name="Blue" presentation:presentation-page-layout-name="AL2T1">
        <draw:frame presentation:style-name="pr1" draw:layer="layout" svg:width="25.199cm" svg:height="3.507cm" svg:x="1.301cm" svg:y="0cm" presentation:class="title">
          <draw:text-box>
            <text:p>Reguläre Ausdrücke</text:p>
          </draw:text-box>
        </draw:frame>
        <draw:frame presentation:style-name="pr4" draw:layer="layout" svg:width="25.6cm" svg:height="13.86cm" svg:x="1.4cm" svg:y="4.914cm" presentation:class="outline" presentation:user-transformed="true">
          <draw:text-box>
            <text:list text:style-name="L2">
              <text:list-item>
                <text:p>Perl regex in anderen Sprachen, trotzdem noch hinter Perl hinterher</text:p>
              </text:list-item>
              <text:list-item>
                <text:p>named Backreferenzen</text:p>
                <text:list>
                  <text:list-item>
                    <text:p>/(?&lt;name&gt;regex)/;</text:p>
                  </text:list-item>
                </text:list>
              </text:list-item>
              <text:list-item>
                <text:p>Look ahead, look behind (kompletteste Regexp)</text:p>
                <text:list>
                  <text:list-item>
                    <text:p>(?!negative lookahead), <text:s text:c="3"/>(?=positive lookahead), <text:line-break/>(?&lt;!negative lookbehind), (?&lt;=positive lookbehind)</text:p>
                  </text:list-item>
                </text:list>
              </text:list-item>
              <text:list-item>
                <text:p>/x erlaubt Whitespace und Kommentare</text:p>
              </text:list-item>
              <text:list-item>
                <text:p>Regexp::Grammar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Community" draw:style-name="dp1" draw:master-page-name="Blue" presentation:presentation-page-layout-name="AL2T1">
        <draw:frame presentation:style-name="pr1" draw:layer="layout" svg:width="25.199cm" svg:height="3.507cm" svg:x="1.301cm" svg:y="0cm" presentation:class="title">
          <draw:text-box>
            <text:p>Community</text:p>
          </draw:text-box>
        </draw:frame>
        <draw:frame presentation:style-name="pr4" draw:layer="layout" svg:width="26cm" svg:height="14.17cm" svg:x="1cm" svg:y="4.914cm" presentation:class="outline" presentation:user-transformed="true">
          <draw:text-box>
            <text:list text:style-name="L2">
              <text:list-item>
                <text:p>Perlmonks http://perlmonks.org</text:p>
                <text:list>
                  <text:list-item>
                    <text:p>Forum für Fragen</text:p>
                  </text:list-item>
                  <text:list-item>
                    <text:p>12/1999, älteste Programmierercommunitywebseite</text:p>
                  </text:list-item>
                </text:list>
              </text:list-item>
              <text:list-item>
                <text:p>http://perl.org</text:p>
                <text:list>
                  <text:list-item>
                    <text:p>Zentrale Stelle für Doku, Code, Mailinglisten, ...</text:p>
                  </text:list-item>
                </text:list>
              </text:list-item>
              <text:list-item>
                <text:p>IRC <text:s/>irc://irc.perl.org</text:p>
                <text:list>
                  <text:list-item>
                    <text:p>Channels für Hilfe und Subprojekte</text:p>
                  </text:list-item>
                </text:list>
              </text:list-item>
              <text:list-item>
                <text:p>Events</text:p>
                <text:list>
                  <text:list-item>
                    <text:p>Hackathon, YAP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Deutsche Community" draw:style-name="dp1" draw:master-page-name="Blue" presentation:presentation-page-layout-name="AL2T1">
        <draw:frame presentation:style-name="pr1" draw:layer="layout" svg:width="25.199cm" svg:height="3.507cm" svg:x="1cm" svg:y="0cm" presentation:class="title" presentation:user-transformed="true">
          <draw:text-box>
            <text:p>Deutsche Community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#perlde auf irc.perl.org</text:p>
              </text:list-item>
              <text:list-item>
                <text:p>http://perl-community.org</text:p>
              </text:list-item>
              <text:list-item>
                <text:p>German Perl Workshop</text:p>
              </text:list-item>
              <text:list-item>
                <text:p>auf den CLT :-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erl6" draw:style-name="dp1" draw:master-page-name="Blue" presentation:presentation-page-layout-name="AL2T1">
        <draw:frame presentation:style-name="pr1" draw:layer="layout" svg:width="25.199cm" svg:height="3.507cm" svg:x="1.301cm" svg:y="0cm" presentation:class="title">
          <draw:text-box>
            <text:p>Perl6</text:p>
          </draw:text-box>
        </draw:frame>
        <draw:frame presentation:style-name="pr4" draw:layer="layout" svg:width="25.199cm" svg:height="13.86cm" svg:x="1.4cm" svg:y="4.914cm" presentation:class="outline">
          <draw:text-box>
            <text:list text:style-name="L2">
              <text:list-item>
                <text:p>z.Z. Experimentalstadium</text:p>
              </text:list-item>
              <text:list-item>
                <text:p>wird Perl5 nicht ersetzen</text:p>
                <text:list>
                  <text:list-item>
                    <text:p>nebenher von Perl5/Perl6 ähnlich C/C++</text:p>
                  </text:list-item>
                </text:list>
              </text:list-item>
              <text:list-item>
                <text:p>viele Ideen nach Perl5 rückportiert/beeinflusst</text:p>
                <text:list>
                  <text:list-item>
                    <text:p>Moose</text:p>
                  </text:list-item>
                  <text:list-item>
                    <text:p>Perl6::Junctions</text:p>
                  </text:list-item>
                </text:list>
              </text:list-item>
              <text:list-item>
                <text:p>Compiler Rakudo</text:p>
                <text:list>
                  <text:list-item>
                    <text:p>Rakudo Star veröffentlich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lue" presentation:presentation-page-layout-name="AL1T0">
        <draw:frame presentation:style-name="pr5" draw:layer="layout" svg:width="25.199cm" svg:height="3.256cm" svg:x="1.301cm" svg:y="0.125cm" presentation:class="title">
          <draw:text-box>
            <text:p>Referenzen</text:p>
          </draw:text-box>
        </draw:frame>
        <draw:frame presentation:style-name="pr8" draw:text-style-name="P3" draw:layer="layout" svg:width="25.199cm" svg:height="13.609cm" svg:x="1.4cm" svg:y="5.039cm" presentation:class="subtitle">
          <draw:text-box>
            <text:p text:style-name="P2"><text:span text:style-name="T2">http://testanything.org/wiki/index.php/TAP_History</text:span></text:p>
            <text:p text:style-name="P2"><text:span text:style-name="T2">http://rakudo.org/how-to-get-rakudo</text:span></text:p>
          </draw:text-box>
        </draw:frame>
        <draw:frame draw:style-name="gr3" draw:text-style-name="P4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4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draw:frame draw:style-name="gr3" draw:text-style-name="P4" draw:layer="layout" svg:width="0.034cm" svg:height="0.034cm" svg:x="13.212cm" svg:y="9.594cm">
          <draw:image xlink:href="Pictures/10000000000000010000000118EC5AD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9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7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5" draw:layer="backgroundobjects" svg:width="6.523cm" svg:height="1.448cm" svg:x="1.4cm" svg:y="19.131cm" presentation:class="date-time">
        <draw:text-box>
          <text:p text:style-name="MP5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6.523cm" svg:height="1.448cm" svg:x="20.075cm" svg:y="19.131cm" presentation:class="page-number">
        <draw:text-box>
          <text:p text:style-name="MP7"><text:span text:style-name="MT1"><text:page-number>&lt;Nummer&gt;</text:page-number></text:span></text:p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5" draw:layer="backgroundobjects" svg:width="9.112cm" svg:height="1.484cm" svg:x="0cm" svg:y="0cm" presentation:class="header">
          <draw:text-box>
            <text:p text:style-name="MP5"><text:span text:style-name="MT1"><presentation:header/></text:span></text:p>
          </draw:text-box>
        </draw:frame>
        <draw:frame presentation:style-name="Mpr4" draw:text-style-name="MP7" draw:layer="backgroundobjects" svg:width="9.112cm" svg:height="1.484cm" svg:x="11.887cm" svg:y="0cm" presentation:class="date-time">
          <draw:text-box>
            <text:p text:style-name="MP7"><text:span text:style-name="MT1"><presentation:date-time/></text:span></text:p>
          </draw:text-box>
        </draw:frame>
        <draw:frame presentation:style-name="Mpr5" draw:text-style-name="MP5" draw:layer="backgroundobjects" svg:width="9.112cm" svg:height="1.484cm" svg:x="0cm" svg:y="28.215cm" presentation:class="footer">
          <draw:text-box>
            <text:p text:style-name="MP5"><text:span text:style-name="MT1"><presentation:footer/></text:span></text:p>
          </draw:text-box>
        </draw:frame>
        <draw:frame presentation:style-name="Mpr5" draw:text-style-name="MP7" draw:layer="backgroundobjects" svg:width="9.112cm" svg:height="1.484cm" svg:x="11.887cm" svg:y="28.215cm" presentation:class="page-number">
          <draw:text-box>
            <text:p text:style-name="MP7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1-02-11T19:43:20</meta:creation-date>
    <meta:editing-duration>PT11H49M05S</meta:editing-duration>
    <meta:editing-cycles>28</meta:editing-cycles>
    <dc:date>2011-03-13T18:22:50</dc:date>
    <meta:generator>OpenOffice.org/3.0$Unix OpenOffice.org_project/300m15$Build-9379</meta:generator>
    <meta:document-statistic meta:object-count="81"/>
    <meta:user-defined meta:name="Info 1"/>
    <meta:user-defined meta:name="Info 2"/>
    <meta:user-defined meta:name="Info 3"/>
    <meta:user-defined meta:name="Info 4"/>
  </office:meta>
</office:document-meta>
</file>